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ResultInterceptorChain.applyPostProcess( NativeWebRequest request , DeferredResult &lt; ? &gt; deferredResult , Object concurrent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erredResultInterceptorChain.triggerAfterCompletion( NativeWebRequest request , DeferredResult &lt; ? &gt; deferred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erredResultInterceptorChain.applyPreProcess( NativeWebRequest request , DeferredResult &lt; ? &gt; deferred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ResultInterceptorChain.DeferredResultInterceptorChain( List &lt; DeferredResultProcessing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erredResultInterceptorChain.applyBeforeConcurrentHandling( NativeWebRequest request , DeferredResult &lt; ? &gt; deferred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ResultInterceptorChain.triggerAfterTimeout( NativeWebRequest request , DeferredResult &lt; ? &gt; deferred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erredResultInterceptorChain.triggerAfterError( NativeWebRequest request , DeferredResult &lt; ? &gt; deferredResult ,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